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Montserrat" svg:font-family="Montserrat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69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11.01cm"/>
    </style:style>
    <style:style style:name="Tabela1.D" style:family="table-column">
      <style:table-column-properties style:column-width="4.417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27.354cm" table:align="left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8.405cm"/>
    </style:style>
    <style:style style:name="Tabela2.C" style:family="table-column">
      <style:table-column-properties style:column-width="15.326cm"/>
    </style:style>
    <style:style style:name="Tabela2.D" style:family="table-column">
      <style:table-column-properties style:column-width="2.829cm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27.354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8.405cm"/>
    </style:style>
    <style:style style:name="Tabela3.C" style:family="table-column">
      <style:table-column-properties style:column-width="15.326cm"/>
    </style:style>
    <style:style style:name="Tabela3.D" style:family="table-column">
      <style:table-column-properties style:column-width="2.829cm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" style:family="table">
      <style:table-properties style:width="27.354cm" table:align="left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4.905cm"/>
    </style:style>
    <style:style style:name="Tabela4.C" style:family="table-column">
      <style:table-column-properties style:column-width="18.826cm"/>
    </style:style>
    <style:style style:name="Tabela4.D" style:family="table-column">
      <style:table-column-properties style:column-width="2.829cm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>
      <style:table-properties style:width="27.354cm" table:align="left"/>
    </style:style>
    <style:style style:name="Tabela5.A" style:family="table-column">
      <style:table-column-properties style:column-width="0.794cm"/>
    </style:style>
    <style:style style:name="Tabela5.B" style:family="table-column">
      <style:table-column-properties style:column-width="8.405cm"/>
    </style:style>
    <style:style style:name="Tabela5.C" style:family="table-column">
      <style:table-column-properties style:column-width="14.654cm"/>
    </style:style>
    <style:style style:name="Tabela5.D" style:family="table-column">
      <style:table-column-properties style:column-width="3.501cm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" style:family="table">
      <style:table-properties style:width="27.354cm" table:align="left"/>
    </style:style>
    <style:style style:name="Tabela6.A" style:family="table-column">
      <style:table-column-properties style:column-width="0.794cm"/>
    </style:style>
    <style:style style:name="Tabela6.B" style:family="table-column">
      <style:table-column-properties style:column-width="8.405cm"/>
    </style:style>
    <style:style style:name="Tabela6.C" style:family="table-column">
      <style:table-column-properties style:column-width="12.762cm"/>
    </style:style>
    <style:style style:name="Tabela6.D" style:family="table-column">
      <style:table-column-properties style:column-width="5.394cm"/>
    </style:style>
    <style:style style:name="Tabela6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6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7.354cm" table:align="left"/>
    </style:style>
    <style:style style:name="Tabela7.A" style:family="table-column">
      <style:table-column-properties style:column-width="0.794cm"/>
    </style:style>
    <style:style style:name="Tabela7.B" style:family="table-column">
      <style:table-column-properties style:column-width="8.405cm"/>
    </style:style>
    <style:style style:name="Tabela7.C" style:family="table-column">
      <style:table-column-properties style:column-width="15.326cm"/>
    </style:style>
    <style:style style:name="Tabela7.D" style:family="table-column">
      <style:table-column-properties style:column-width="2.829cm"/>
    </style:style>
    <style:style style:name="Tabe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7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" style:family="table">
      <style:table-properties style:width="27.354cm" table:align="left"/>
    </style:style>
    <style:style style:name="Tabela8.A" style:family="table-column">
      <style:table-column-properties style:column-width="0.794cm"/>
    </style:style>
    <style:style style:name="Tabela8.B" style:family="table-column">
      <style:table-column-properties style:column-width="5.953cm"/>
    </style:style>
    <style:style style:name="Tabela8.C" style:family="table-column">
      <style:table-column-properties style:column-width="15.134cm"/>
    </style:style>
    <style:style style:name="Tabela8.D" style:family="table-column">
      <style:table-column-properties style:column-width="5.473cm"/>
    </style:style>
    <style:style style:name="Tabela8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8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8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" style:family="table">
      <style:table-properties style:width="27.354cm" table:align="left"/>
    </style:style>
    <style:style style:name="Tabela9.A" style:family="table-column">
      <style:table-column-properties style:column-width="0.794cm"/>
    </style:style>
    <style:style style:name="Tabela9.B" style:family="table-column">
      <style:table-column-properties style:column-width="6.376cm"/>
    </style:style>
    <style:style style:name="Tabela9.C" style:family="table-column">
      <style:table-column-properties style:column-width="14.711cm"/>
    </style:style>
    <style:style style:name="Tabela9.D" style:family="table-column">
      <style:table-column-properties style:column-width="5.473cm"/>
    </style:style>
    <style:style style:name="Tabela9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9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6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7" style:family="paragraph" style:parent-style-name="Standard">
      <style:text-properties style:use-window-font-color="true" fo:font-size="6pt" style:font-size-asian="6pt" style:font-size-complex="6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17" style:family="paragraph" style:parent-style-name="Table_20_Contents">
      <style:text-properties style:use-window-font-color="true" style:font-name="Arial" fo:font-size="9pt" fo:font-weight="normal" fo:background-color="transparent" style:font-size-asian="9pt" style:font-size-complex="9pt"/>
    </style:style>
    <style:style style:name="P18" style:family="paragraph" style:parent-style-name="Table_20_Contents">
      <style:text-properties style:use-window-font-color="true" style:font-name="Arial" fo:font-size="8pt" fo:background-color="transparent" style:font-size-asian="8pt" style:font-size-complex="8pt"/>
    </style:style>
    <style:style style:name="P19" style:family="paragraph" style:parent-style-name="Standard">
      <style:paragraph-properties fo:background-color="transparent">
        <style:background-image/>
      </style:paragraph-properties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8pt" fo:font-weight="normal" fo:background-color="transparent" style:font-size-asian="8pt" style:font-size-complex="8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cm" fo:margin-bottom="0cm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27" style:family="paragraph" style:parent-style-name="Standard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28" style:family="paragraph" style:parent-style-name="Text_20_body">
      <style:paragraph-properties fo:margin-top="0cm" fo:margin-bottom="0cm" fo:background-color="transparent">
        <style:background-image/>
      </style:paragraph-properties>
    </style:style>
    <style:style style:name="P29" style:family="paragraph" style:parent-style-name="Text_20_body">
      <style:paragraph-properties fo:margin-top="0cm" fo:margin-bottom="0cm" fo:background-color="transparent">
        <style:background-image/>
      </style:paragraph-properties>
      <style:text-properties style:font-name="Times New Roman" fo:font-size="8pt" style:font-size-asian="8pt" style:font-size-complex="8pt"/>
    </style:style>
    <style:style style:name="P30" style:family="paragraph" style:parent-style-name="Text_20_body">
      <style:paragraph-properties fo:margin-top="0cm" fo:margin-bottom="0cm" fo:background-color="transparent">
        <style:background-image/>
      </style:paragraph-properties>
      <style:text-properties fo:font-variant="normal" fo:text-transform="none" style:use-window-font-color="true" style:font-name="Times New Roman" fo:font-size="8pt" fo:letter-spacing="normal" fo:font-style="normal" fo:font-weight="normal" fo:background-color="transparent" style:font-size-asian="8pt" style:font-size-complex="8pt"/>
    </style:style>
    <style:style style:name="P31" style:family="paragraph" style:parent-style-name="Table_20_Contents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32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34" style:family="paragraph" style:parent-style-name="Table_20_Contents">
      <style:text-properties style:use-window-font-color="true" style:font-name="Arial" fo:font-size="8pt" fo:background-color="transparent"/>
    </style:style>
    <style:style style:name="P35" style:family="paragraph" style:parent-style-name="Table_20_Contents">
      <style:text-properties style:use-window-font-color="true" style:font-name="Arial" fo:font-size="8pt" fo:background-color="transparent" style:font-size-asian="8pt" style:font-size-complex="8pt"/>
    </style:style>
    <style:style style:name="P36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7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/>
    </style:style>
    <style:style style:name="P38" style:family="paragraph" style:parent-style-name="Standard" style:list-style-name="L1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>
      <style:text-properties style:use-window-font-color="tr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1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42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43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44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45" style:family="paragraph" style:parent-style-name="Standard">
      <style:text-properties fo:font-size="18pt" style:font-size-asian="18pt" style:font-size-complex="18pt"/>
    </style:style>
    <style:style style:name="P46" style:family="paragraph" style:parent-style-name="Standard">
      <style:text-properties fo:font-size="6pt" style:font-size-asian="6pt" style:font-size-complex="6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8pt" fo:font-weight="normal" fo:background-color="transparent" style:font-size-asian="8pt" style:font-size-complex="8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font-weight="normal" fo:background-color="transparent" style:font-size-asian="10pt" style:font-size-complex="10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8pt" fo:letter-spacing="normal" fo:font-style="normal" fo:font-weight="normal" fo:background-color="transparent" style:font-size-asian="8pt" style:font-size-complex="8pt"/>
    </style:style>
    <style:style style:name="P51" style:family="paragraph" style:parent-style-name="Standard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52" style:family="paragraph" style:parent-style-name="Preformatted_20_Text">
      <style:text-properties fo:font-variant="normal" fo:text-transform="none" style:use-window-font-color="true" style:font-name="Arial" fo:font-size="10pt" fo:letter-spacing="normal" fo:language="en" fo:country="none" fo:font-style="normal" fo:font-weight="normal" fo:background-color="transparent" style:font-size-asian="10pt" style:font-size-complex="10pt"/>
    </style:style>
    <style:style style:name="P53" style:family="paragraph" style:parent-style-name="Preformatted_20_Text">
      <style:text-properties fo:font-variant="normal" fo:text-transform="none" style:use-window-font-color="true" style:font-name="Arial" fo:font-size="10pt" fo:letter-spacing="normal" fo:language="en" fo:country="none" fo:font-style="normal" fo:background-color="transparent" style:font-size-asian="10pt" style:font-size-complex="10pt"/>
    </style:style>
    <style:style style:name="P54" style:family="paragraph" style:parent-style-name="Preformatted_20_Text">
      <style:text-properties fo:font-variant="normal" fo:text-transform="none" style:use-window-font-color="true" style:font-name="Arial" fo:font-size="10pt" fo:letter-spacing="normal" fo:language="en" fo:country="none" fo:font-style="normal" style:font-size-asian="10pt" style:font-size-complex="10pt"/>
    </style:style>
    <style:style style:name="P5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10pt" fo:letter-spacing="normal" fo:language="en" fo:country="none" fo:font-style="normal" fo:font-weight="normal" fo:background-color="transparent" style:font-size-asian="10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/>
    </style:style>
    <style:style style:name="T2" style:family="text">
      <style:text-properties fo:font-variant="normal" fo:text-transform="none" style:use-window-font-color="true" fo:letter-spacing="normal" fo:font-style="normal" fo:font-weight="normal" fo:background-color="transparent"/>
    </style:style>
    <style:style style:name="T3" style:family="text">
      <style:text-properties fo:font-variant="normal" fo:text-transform="none" style:use-window-font-color="true" style:font-name="Times New Roman" fo:font-size="8pt" fo:letter-spacing="normal" fo:font-style="normal" fo:font-weight="normal" fo:background-color="transparent" style:font-size-asian="8pt" style:font-size-complex="8pt"/>
    </style:style>
    <style:style style:name="T4" style:family="text">
      <style:text-properties fo:font-variant="normal" fo:text-transform="none" style:use-window-font-color="true" style:font-name="Arial" fo:font-size="8pt" fo:letter-spacing="normal" fo:font-style="normal" fo:font-weight="normal" fo:background-color="transparent" style:font-size-asian="8pt" style:font-size-complex="8pt"/>
    </style:style>
    <style:style style:name="T5" style:family="text">
      <style:text-properties fo:font-variant="normal" fo:text-transform="none" style:use-window-font-color="true" style:font-name="Arial" fo:font-size="8pt" fo:letter-spacing="normal" fo:language="en" fo:country="none" fo:font-style="normal" fo:font-weight="normal" fo:background-color="transparent" style:font-size-asian="8pt" style:font-size-complex="8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style:font-name="Arial" fo:font-size="8pt" fo:letter-spacing="normal" fo:language="en" fo:country="none" fo:font-style="normal" fo:font-weight="normal" style:font-size-asian="8pt" style:font-size-complex="8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Arial" fo:font-size="12pt" fo:font-weight="normal" fo:background-color="transparent" style:font-size-asian="12pt" style:font-size-complex="12pt"/>
    </style:style>
    <style:style style:name="T10" style:family="text">
      <style:text-properties style:use-window-font-color="true" style:font-name="Arial" fo:font-size="12pt" fo:background-color="transparent" style:font-size-asian="12pt" style:font-size-complex="12pt"/>
    </style:style>
    <style:style style:name="T11" style:family="text">
      <style:text-properties style:use-window-font-color="true" style:font-name="Arial" fo:font-size="8pt" fo:background-color="transparent" style:font-size-asian="8pt" style:font-size-complex="8pt"/>
    </style:style>
    <style:style style:name="T12" style:family="text">
      <style:text-properties style:use-window-font-color="true" style:font-name="Times New Roman" fo:font-size="12pt" fo:background-color="transparent" style:font-size-asian="12pt" style:font-size-complex="12pt"/>
    </style:style>
    <style:style style:name="T13" style:family="text">
      <style:text-properties style:use-window-font-color="true" style:font-name="Times New Roman" fo:font-size="8pt" fo:font-weight="normal" fo:background-color="transparent" style:font-size-asian="8pt" style:font-size-complex="8pt"/>
    </style:style>
    <style:style style:name="T14" style:family="text">
      <style:text-properties style:use-window-font-color="true" style:font-name="Arial" fo:font-size="10pt" fo:font-weight="normal" fo:background-color="transparent" style:font-size-asian="10pt" style:font-size-complex="10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weight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font-weight="normal"/>
    </style:style>
    <style:style style:name="T20" style:family="text">
      <style:text-properties style:font-name="Arial" fo:font-size="8pt" style:font-size-asian="8pt" style:font-size-complex="8pt"/>
    </style:style>
    <style:style style:name="T2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2" style:family="text">
      <style:text-properties style:font-size-asian="8pt" style:font-size-complex="8pt"/>
    </style:style>
    <style:style style:name="T23" style:family="text">
      <style:text-properties style:font-name="Arial" style:font-size-asian="8pt" style:font-size-complex="8pt"/>
    </style:style>
    <style:style style:name="T24" style:family="text">
      <style:text-properties style:font-name="Arial" fo:font-weight="normal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 automatyczne – manzuko.com </text:p>
      <text:list xml:id="list566995520206139862" text:style-name="L1">
        <text:list-item>
          <text:p text:style-name="P38">środowisko developerskie</text:p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">lp.</text:p>
          </table:table-cell>
          <table:table-cell table:style-name="Tabela1.A1" office:value-type="string">
            <text:p text:style-name="P13">Nazwa pliku (testu)</text:p>
          </table:table-cell>
          <table:table-cell table:style-name="Tabela1.A1" office:value-type="string">
            <text:p text:style-name="P12">Opis działania</text:p>
          </table:table-cell>
          <table:table-cell table:style-name="Tabela1.D1" office:value-type="string">
            <text:p text:style-name="P12"><text:s/>Uwagi:</text:p>
          </table:table-cell>
        </table:table-row>
        <table:table-row>
          <table:table-cell table:style-name="Tabela1.A2" office:value-type="float" office:value="1">
            <text:p text:style-name="P14">1</text:p>
          </table:table-cell>
          <table:table-cell table:style-name="Tabela1.B2" office:value-type="string">
            <text:p text:style-name="P14">local1.js</text:p>
          </table:table-cell>
          <table:table-cell table:style-name="Tabela1.B2" office:value-type="string">
            <text:p text:style-name="P14">Logowanie, zakup i zamówienie produktu: przelewy24, czy jest kurier InPost przy kwocie poniżej 20 zł</text:p>
          </table:table-cell>
          <table:table-cell table:style-name="Tabela1.D2" office:value-type="string">
            <text:p text:style-name="P3">- W wersji developer w pliku cookies.component.html dodałem do button: 'data-test="cookie-accept-button"'</text:p>
            <text:p text:style-name="P14"/>
          </table:table-cell>
        </table:table-row>
        <table:table-row>
          <table:table-cell table:style-name="Tabela1.A2" office:value-type="float" office:value="2">
            <text:p text:style-name="P14">2</text:p>
          </table:table-cell>
          <table:table-cell table:style-name="Tabela1.B2" office:value-type="string">
            <text:p text:style-name="P14">local2.js</text:p>
          </table:table-cell>
          <table:table-cell table:style-name="Tabela1.B2" office:value-type="string">
            <text:p text:style-name="P14">Zamówienie produktu: przelewy24, czy jest kurier InPost przy kwocie powyżej 20 zł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3">
            <text:p text:style-name="P14">3</text:p>
          </table:table-cell>
          <table:table-cell table:style-name="Tabela1.B2" office:value-type="string">
            <text:p text:style-name="P14">local3.js</text:p>
          </table:table-cell>
          <table:table-cell table:style-name="Tabela1.B2" office:value-type="string">
            <text:p text:style-name="P14">Zamówienie produktu: przelewy24, czy jest Przesyłka DPD przy kwocie poniżej 20 zł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4">
            <text:p text:style-name="P14">4</text:p>
          </table:table-cell>
          <table:table-cell table:style-name="Tabela1.B2" office:value-type="string">
            <text:p text:style-name="P14">local4.js</text:p>
          </table:table-cell>
          <table:table-cell table:style-name="Tabela1.B2" office:value-type="string">
            <text:p text:style-name="P14">Zamówienie produktu: przelewy24, czy jest Przesyłka DPD przy kwocie powyżej 20 zł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5">
            <text:p text:style-name="P14">5</text:p>
          </table:table-cell>
          <table:table-cell table:style-name="Tabela1.B2" office:value-type="string">
            <text:p text:style-name="P14">local5.js</text:p>
          </table:table-cell>
          <table:table-cell table:style-name="Tabela1.B2" office:value-type="string">
            <text:p text:style-name="P14">Zamówienie za „pobraniem” poniżej 20 zł; czy pojawia się napis: <text:span text:style-name="T8">”</text:span><text:span text:style-name="T1">Płatność za pobraniem jest dostępna od 20 zł.”</text:span><text:span text:style-name="T8"> </text:span>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6">
            <text:p text:style-name="P14">6</text:p>
          </table:table-cell>
          <table:table-cell table:style-name="Tabela1.B2" office:value-type="string">
            <text:p text:style-name="P14">local6.js</text:p>
          </table:table-cell>
          <table:table-cell table:style-name="Tabela1.B2" office:value-type="string">
            <text:p text:style-name="P14">Sprawdzenie wypełnienia pół inputów formularza adresowego; czy pola nie są puste, czy jest klasa”ng-valid”, czy jest prawidłowa wartość pola.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7">
            <text:p text:style-name="P14">7</text:p>
          </table:table-cell>
          <table:table-cell table:style-name="Tabela1.B2" office:value-type="string">
            <text:p text:style-name="P14">local7.js</text:p>
          </table:table-cell>
          <table:table-cell table:style-name="Tabela1.B2" office:value-type="string">
            <text:p text:style-name="P14">Asercja logowania do konta: czy pola nie są puste, czy jest klasa”ng-valid”, czy jest prawidłowa wartość pola, czy statusCode jest 200, czy statusMessage jest OK. 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8">
            <text:p text:style-name="P14">8</text:p>
          </table:table-cell>
          <table:table-cell table:style-name="Tabela1.B2" office:value-type="string">
            <text:p text:style-name="P14">local8.</text:p>
          </table:table-cell>
          <table:table-cell table:style-name="Tabela1.B2" office:value-type="string">
            <text:p text:style-name="P14">Rejestracja: wprowadzanie emotikonów, sprawdzenie czy jest prawidłowa wartość, czy jest klasa”ng-valid”.</text:p>
          </table:table-cell>
          <table:table-cell table:style-name="Tabela1.D2" office:value-type="string">
            <text:p text:style-name="P14">-W wersji developer w pliku register.component.html dodałem do inputa data-test=”register-password</text:p>
          </table:table-cell>
        </table:table-row>
        <table:table-row>
          <table:table-cell table:style-name="Tabela1.A2" office:value-type="float" office:value="9">
            <text:p text:style-name="P11">9</text:p>
          </table:table-cell>
          <table:table-cell table:style-name="Tabela1.B2" office:value-type="string">
            <text:p text:style-name="P11">local9.js</text:p>
          </table:table-cell>
          <table:table-cell table:style-name="Tabela1.B2" office:value-type="string">
            <text:p text:style-name="P11">Rejestracja: puste pola, czy jest klasa ng-touched i ng-invaid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10">
            <text:p text:style-name="P11">10</text:p>
          </table:table-cell>
          <table:table-cell table:style-name="Tabela1.B2" office:value-type="string">
            <text:p text:style-name="P11">Local.10.js</text:p>
          </table:table-cell>
          <table:table-cell table:style-name="Tabela1.B2" office:value-type="string">
            <text:p text:style-name="P11">Rejestracja: asercja czy użytkownik nie wprowadził wartości nie zgodnych z wzorcem.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11">
            <text:p text:style-name="P11">11</text:p>
          </table:table-cell>
          <table:table-cell table:style-name="Tabela1.B2" office:value-type="string">
            <text:p text:style-name="P11">Local.11.js</text:p>
          </table:table-cell>
          <table:table-cell table:style-name="Tabela1.B2" office:value-type="string">
            <text:p text:style-name="P11">Rejestracja: wykrywanie za pomocą consol.log i cy.log, czy użytkownik nie wprowadził emotikonów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T15">Rejestracja – grupa testów zwiazanych z rejestracją –</text:span><text:span text:style-name="T21"> folder „register”</text:span></text:p>
      <text:p text:style-name="P39"/>
      <text:p text:style-name="Standard"><text:span text:style-name="T15">Testy manzuko.com. Develop</text:span><text:span text:style-name="T17"> – grupa testów sprawdzająca działanie inputa „imię” w rejestracji </text:span></text:p>
      <text:p text:style-name="Standard">kalalog: localhost/register/registerFirstName</text:p>
      <text:p text:style-name="Standard">polecenie do uruchomienia „npm run test:registerFirstName”</text:p>
      <text:p text:style-name="P4">założenie do walidacji imienia ciag regularny (regex): <text:s/></text:p>
      <text:p text:style-name="P4">/(?=(.*[a-zA-ZąęóśłńźżĄĘÓŚŁŃŹŻЮяЇЄҐіЇАБВГҐДЕЄЖЗИЙКЛМНОПРСТУФХЦЧШЩЇЬЮя]*.*){3})([a-zA-ZąęóśłńźżĄĘÓŚŁŃŹŻЮяЇЄҐіЇАБВГҐДЕЄЖЗИЙКЛМНОПРСТУФХЦЧШЩЇЬЮя]+)/</text:p>
      <text:p text:style-name="P28"><text:span text:style-name="Strong_20_Emphasis"><text:span text:style-name="T3">Opis wyrażenia:</text:span></text:span></text:p>
      <text:p text:style-name="P28"><text:span text:style-name="Strong_20_Emphasis"><text:span text:style-name="T3">1. (?= ... )</text:span></text:span><text:span text:style-name="T3"> - To jest tzw. lookahead, który sprawdza, czy w napisie znajdują się określone grupy spełniające warunek, nie pochłaniając ich.</text:span></text:p>
      <text:p text:style-name="P28"><text:span text:style-name="Strong_20_Emphasis"><text:span text:style-name="T3">2. </text:span></text:span><text:span text:style-name="Strong_20_Emphasis"><text:span text:style-name="Emphasis"><text:span text:style-name="T3">[a-zA-ZąęóśłńźżĄĘÓŚŁŃŹŻЮяЇЄҐіЇАБВГҐДЕЄЖЗИЙКЛМНОПРСТУФХЦЧШЩЇЬЮя]</text:span></text:span></text:span><text:span text:style-name="Strong_20_Emphasis"><text:span text:style-name="T3">.</text:span></text:span><text:span text:style-name="T3">* - To wyrażenie jest używane do wyszukiwania liter. Używamy go trzy razy (przez {3}), aby zapewnić, że znajdą się co najmniej trzy takie litery.</text:span></text:p>
      <text:p text:style-name="P28"><text:span text:style-name="Strong_20_Emphasis"><text:span text:style-name="T3">3. [a-zA-ZąęóśłńźżĄĘÓŚŁŃŹŻЮяЇЄҐіЇАБВГҐДЕЄЖЗИЙКЛМНОПРСТУФХЦЧШЩЇЬЮя]+</text:span></text:span><text:span text:style-name="T3"> - To jest główny element, który reprezentuje ciąg liter.</text:span></text:p>
      <text:p text:style-name="P30"/>
      <text:p text:style-name="P26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6">lp.</text:p>
          </table:table-cell>
          <table:table-cell table:style-name="Tabela2.A1" office:value-type="string">
            <text:p text:style-name="P16">Nazwa pliku (testu)</text:p>
          </table:table-cell>
          <table:table-cell table:style-name="Tabela2.A1" office:value-type="string">
            <text:p text:style-name="P16">Opis działania</text:p>
          </table:table-cell>
          <table:table-cell table:style-name="Tabela2.D1" office:value-type="string">
            <text:p text:style-name="P16"><text:s/>Uwagi:</text:p>
          </table:table-cell>
        </table:table-row>
        <table:table-row>
          <table:table-cell table:style-name="Tabela2.A2" office:value-type="float" office:value="1">
            <text:p text:style-name="P15">1</text:p>
          </table:table-cell>
          <table:table-cell table:style-name="Tabela2.B2" office:value-type="string">
            <text:p text:style-name="P52">over-50-characters</text:p>
          </table:table-cell>
          <table:table-cell table:style-name="Tabela2.B2" office:value-type="string">
            <text:p text:style-name="P5"><text:s/>Czy jeśli imię ma więcej niż 50 znaków ( czy powyżej 50 znaków pojawia się klassa "invalide")</text:p>
            <text:p text:style-name="P15"/>
          </table:table-cell>
          <table:table-cell table:style-name="Tabela2.D2" office:value-type="string">
            <text:p text:style-name="P6"/>
          </table:table-cell>
        </table:table-row>
        <table:table-row>
          <table:table-cell table:style-name="Tabela2.A2" office:value-type="float" office:value="2">
            <text:p text:style-name="P15">2</text:p>
          </table:table-cell>
          <table:table-cell table:style-name="Tabela2.B2" office:value-type="string">
            <text:p text:style-name="P53">less-3-characters</text:p>
          </table:table-cell>
          <table:table-cell table:style-name="Tabela2.B2" office:value-type="string">
            <text:p text:style-name="P5"><text:span text:style-name="T18">test negatywny- </text:span>czy jeśli imię ma mniej niż 3 znaki ( czy ponizej trzech zaków pojawia się klassa "invalide")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3">
            <text:p text:style-name="P15">3</text:p>
          </table:table-cell>
          <table:table-cell table:style-name="Tabela2.B2" office:value-type="string">
            <text:p text:style-name="P53">has-at</text:p>
          </table:table-cell>
          <table:table-cell table:style-name="Tabela2.B2" office:value-type="string">
            <text:p text:style-name="P5"><text:span text:style-name="T18">test negatywny- </text:span>czy jeżeli jest znak @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4">
            <text:p text:style-name="P15">4</text:p>
          </table:table-cell>
          <table:table-cell table:style-name="Tabela2.B2" office:value-type="string">
            <text:p text:style-name="P53">has-hashtag</text:p>
          </table:table-cell>
          <table:table-cell table:style-name="Tabela2.B2" office:value-type="string">
            <text:p text:style-name="P5"><text:span text:style-name="T18">test negatywny- </text:span>czy jeżeli jest znak #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B2" office:value-type="string">
            <text:p text:style-name="P15">5</text:p>
          </table:table-cell>
          <table:table-cell table:style-name="Tabela2.B2" office:value-type="string">
            <text:p text:style-name="P54">has-bracket</text:p>
          </table:table-cell>
          <table:table-cell table:style-name="Tabela2.B2" office:value-type="string">
            <text:p text:style-name="P6"><text:span text:style-name="T19">test negatywny- <text:s/></text:span><text:span text:style-name="T16">czy jeżeli jest znak "(" to pojawia się klassa "invalide"</text:span>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6">
            <text:p text:style-name="P15">6</text:p>
          </table:table-cell>
          <table:table-cell table:style-name="Tabela2.B2" office:value-type="string">
            <text:p text:style-name="P53">has-percent</text:p>
          </table:table-cell>
          <table:table-cell table:style-name="Tabela2.B2" office:value-type="string">
            <text:p text:style-name="P5"><text:span text:style-name="T18">test negatywny- </text:span>czy jeżeli jest znak "%"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7">
            <text:p text:style-name="P15">7</text:p>
          </table:table-cell>
          <table:table-cell table:style-name="Tabela2.B2" office:value-type="string">
            <text:p text:style-name="P5">has-slash</text:p>
            <text:p text:style-name="P15"/>
          </table:table-cell>
          <table:table-cell table:style-name="Tabela2.B2" office:value-type="string">
            <text:p text:style-name="P5"><text:span text:style-name="T18">test negatywny- </text:span>czy jeżeli jest znak "/"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8">
            <text:p text:style-name="P15">8</text:p>
          </table:table-cell>
          <table:table-cell table:style-name="Tabela2.B2" office:value-type="string">
            <text:p text:style-name="P15">name-visible</text:p>
          </table:table-cell>
          <table:table-cell table:style-name="Tabela2.B2" office:value-type="string">
            <text:p text:style-name="P5">test pozytywny- sprawdzenie czy jest widoczne pole "imię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9">
            <text:p text:style-name="P15">9</text:p>
          </table:table-cell>
          <table:table-cell table:style-name="Tabela2.B2" office:value-type="string">
            <text:p text:style-name="P15">name-value</text:p>
          </table:table-cell>
          <table:table-cell table:style-name="Tabela2.B2" office:value-type="string">
            <text:p text:style-name="P5">test pozytywny- sprawdzenie czy wartość pola jest zgodna z tym co wpisaliśmy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10">
            <text:p text:style-name="P15">10</text:p>
          </table:table-cell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11">
            <text:p text:style-name="P15">11</text:p>
          </table:table-cell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D2" office:value-type="string">
            <text:p text:style-name="P15"/>
          </table:table-cell>
        </table:table-row>
      </table:table>
      <text:p text:style-name="P40"/>
      <text:p text:style-name="Standard"><text:soft-page-break/><text:span text:style-name="T15">Testy manzuko.com. Develop</text:span><text:span text:style-name="T17"> – grupa testów sprawdzająca działanie inputa „nazwisko” w rejestracji </text:span></text:p>
      <text:p text:style-name="Standard">kalalog: localhost/register/registerLastName</text:p>
      <text:p text:style-name="Standard">polecenie do uruchomienia „npm run test:registerLastName”</text:p>
      <text:p text:style-name="P19">założenie do walidacji nazwiska ciag regularny (regex): </text:p>
      <text:p text:style-name="P19">/(?=.{3,})([a-zA-ZąćęłńóśźżГҐЄІЇЬЮЯа-б-в-г-д-ж-з-і-й-к-л-м-н-о-п-р-с-т-у-ф-х-ц-ч-ш-Щ-Ю-ЯА-Г-Ґ-Е-І-Ї]{1,}(-[a-zA-ZąćęłńóśźżГҐЄІЇЬЮЯа-б-в-г-д-ж-з-і-й-к-л-м-н-о-п-р-с-т-у-ф-х-ц-ч-ш-Щ-Ю-ЯА-Г-Ґ-Е-І-Ї]{1,})?)/</text:p>
      <text:p text:style-name="P29"><text:span text:style-name="Strong_20_Emphasis"><text:span text:style-name="T2">Opis wyrażenia:</text:span></text:span></text:p>
      <text:p text:style-name="P28"><text:span text:style-name="Source_20_Text"><text:span text:style-name="T3">1.(?=.{3,})</text:span></text:span><text:span text:style-name="T3">- to wyrażenie "lookahead", które wskazuje, że całkowita długość tekstu musi wynosić co najmniej 3 znaki.</text:span></text:p>
      <text:p text:style-name="P28"><text:span text:style-name="Source_20_Text"><text:span text:style-name="T3">2.(...)</text:span></text:span><text:span text:style-name="T3">- grupa, która zawiera dozwolone znaki.</text:span></text:p>
      <text:p text:style-name="P28"><text:span text:style-name="Source_20_Text"><text:span text:style-name="T3">3.[a-zA-ZąćęłńóśźżГҐЄІЇЬЮЯа-б-в-г-д-ж-з-і-й-к-л-м-н-о-п-р-с-т-у-ф-х-ц-ч-ш-Щ-Ю-ЯА-Г-Ґ-Е-І-Ї]{1,}</text:span></text:span><text:span text:style-name="T3">- definiuje zbiór dozwolonych liter. Całość można powtórzyć przynajmniej raz.</text:span></text:p>
      <text:p text:style-name="P28"><text:span text:style-name="Source_20_Text"><text:span text:style-name="T3">4(-[a-zA-ZąćęłńóśźżГҐЄІЇЬЮЯа-б-в-г-д-ж-з-і-й-к-л-м-н-о-п-р-с-т-у-ф-х-ц-ч-ш-Щ-Ю-ЯА-Г-Ґ-Е-І-Ї]{1,})?</text:span></text:span><text:span text:style-name="T3">- opcjonalna część, która pozwala na dodanie myślnika oraz drugiego członu nazwiska, składającego się z tych samych dozwolonych znaków.</text:span>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6">lp.</text:p>
          </table:table-cell>
          <table:table-cell table:style-name="Tabela3.A1" office:value-type="string">
            <text:p text:style-name="P16">Nazwa pliku (testu)</text:p>
          </table:table-cell>
          <table:table-cell table:style-name="Tabela3.A1" office:value-type="string">
            <text:p text:style-name="P16">Opis działania</text:p>
          </table:table-cell>
          <table:table-cell table:style-name="Tabela3.D1" office:value-type="string">
            <text:p text:style-name="P16"><text:s/>Uwagi:</text:p>
          </table:table-cell>
        </table:table-row>
        <table:table-row>
          <table:table-cell table:style-name="Tabela3.A2" office:value-type="float" office:value="1">
            <text:p text:style-name="P15">1</text:p>
          </table:table-cell>
          <table:table-cell table:style-name="Tabela3.B2" office:value-type="string">
            <text:p text:style-name="P15">over-50-characters</text:p>
          </table:table-cell>
          <table:table-cell table:style-name="Tabela3.B2" office:value-type="string">
            <text:p text:style-name="P5">test negatywny- czy jeśli nazwisko ma więcej niż 50 znaków ( czy powyżej 50 znaków pojawia się klassa "invalide")</text:p>
            <text:p text:style-name="P15"/>
          </table:table-cell>
          <table:table-cell table:style-name="Tabela3.D2" office:value-type="string">
            <text:p text:style-name="P6"/>
          </table:table-cell>
        </table:table-row>
        <table:table-row>
          <table:table-cell table:style-name="Tabela3.A2" office:value-type="float" office:value="2">
            <text:p text:style-name="P15">2</text:p>
          </table:table-cell>
          <table:table-cell table:style-name="Tabela3.B2" office:value-type="string">
            <text:p text:style-name="P5">less-3-characters</text:p>
            <text:p text:style-name="Table_20_Contents"/>
          </table:table-cell>
          <table:table-cell table:style-name="Tabela3.B2" office:value-type="string">
            <text:p text:style-name="P5">test negatywny- jeśli nazwisko ma mniej niż 3 znaki ( czy ponizej trzech zaków pojawia się klassa "invalide")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3">
            <text:p text:style-name="P15">3</text:p>
          </table:table-cell>
          <table:table-cell table:style-name="Tabela3.B2" office:value-type="string">
            <text:p text:style-name="P5">has-at </text:p>
            <text:p text:style-name="P15"/>
          </table:table-cell>
          <table:table-cell table:style-name="Tabela3.B2" office:value-type="string">
            <text:p text:style-name="P5">test negatywny- czy jeżeli jest znak @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4">
            <text:p text:style-name="P15">4</text:p>
          </table:table-cell>
          <table:table-cell table:style-name="Tabela3.B2" office:value-type="string">
            <text:p text:style-name="P5">has-hashtag</text:p>
            <text:p text:style-name="P15"/>
          </table:table-cell>
          <table:table-cell table:style-name="Tabela3.B2" office:value-type="string">
            <text:p text:style-name="P5">test negatywny- czy jeżeli jest znak #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5">
            <text:p text:style-name="P15">5</text:p>
          </table:table-cell>
          <table:table-cell table:style-name="Tabela3.B2" office:value-type="string">
            <text:p text:style-name="P5">has-bracket</text:p>
            <text:p text:style-name="P15"/>
          </table:table-cell>
          <table:table-cell table:style-name="Tabela3.B2" office:value-type="string">
            <text:p text:style-name="P6"> <text:span text:style-name="T16">test negatywny- czy jeżeli jest znak "(" to pojawia się klassa "invalide"</text:span>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6">
            <text:p text:style-name="P15">6</text:p>
          </table:table-cell>
          <table:table-cell table:style-name="Tabela3.B2" office:value-type="string">
            <text:p text:style-name="P5">has-percent</text:p>
            <text:p text:style-name="P15"/>
          </table:table-cell>
          <table:table-cell table:style-name="Tabela3.B2" office:value-type="string">
            <text:p text:style-name="P5">test negatywny- czy jeżeli jest znak "%"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7">
            <text:p text:style-name="P15">7</text:p>
          </table:table-cell>
          <table:table-cell table:style-name="Tabela3.B2" office:value-type="string">
            <text:p text:style-name="P5">has-slash</text:p>
            <text:p text:style-name="P15"/>
          </table:table-cell>
          <table:table-cell table:style-name="Tabela3.B2" office:value-type="string">
            <text:p text:style-name="P5">test negatywny- czy jeżeli jest znak "/"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8">
            <text:p text:style-name="P15">8</text:p>
          </table:table-cell>
          <table:table-cell table:style-name="Tabela3.B2" office:value-type="string">
            <text:p text:style-name="P15">name-visible</text:p>
          </table:table-cell>
          <table:table-cell table:style-name="Tabela3.B2" office:value-type="string">
            <text:p text:style-name="P5">test pozytywny- sprawdzenie czy jest widoczne pole "nazwisko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9">
            <text:p text:style-name="P15">9</text:p>
          </table:table-cell>
          <table:table-cell table:style-name="Tabela3.B2" office:value-type="string">
            <text:p text:style-name="P15">name-value</text:p>
          </table:table-cell>
          <table:table-cell table:style-name="Tabela3.B2" office:value-type="string">
            <text:p text:style-name="P5">test pozytywny- sprawdzenie czy wartość pola nazwisko jest zgodna z tym co wpisaliśmy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10">
            <text:p text:style-name="P15">10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11">
            <text:p text:style-name="P15">11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</table:table>
      <text:p text:style-name="Standard"><text:span text:style-name="T15">Testy manzuko.com. Develop</text:span><text:span text:style-name="T17"> – grupa testów sprawdzająca działanie inputa „email” w rejestracji </text:span></text:p>
      <text:p text:style-name="Standard">kalalog: localhost/register/registerEmail</text:p>
      <text:p text:style-name="Standard">polecenie do uruchomienia „npm run test:registerEmail”</text:p>
      <text:p text:style-name="P19"><text:soft-page-break/><text:span text:style-name="T12">założenie do walidacji adresu email - ciag regularny (regex):</text:span><text:span text:style-name="T10"> </text:span><text:span text:style-name="T9">/^[a-zA-Z0-9._%+-]+@[a-zA-Z0-9.-]+\.[a-zA-Z]{2,}$/;</text:span></text:p>
      <text:p text:style-name="P19"><text:span text:style-name="Strong_20_Emphasis"><text:span text:style-name="T3">Opis wyrażenia: </text:span></text:span></text:p>
      <text:p text:style-name="P19"><text:span text:style-name="Strong_20_Emphasis"><text:span text:style-name="T3">1. </text:span></text:span><text:span text:style-name="T13">co najmniej jeden znak, który może być literą (dużą lub małą), cyfrą, kropką, podkreślnikiem, procentem, znakiem plus (+) lub minusem (-), </text:span></text:p>
      <text:p text:style-name="P47">2. znak '@', który oddziela lokalną część adresu od domeny, </text:p>
      <text:p text:style-name="P47">3. co najmniej jeden znak, który może być literą (dużą lub małą), cyfrą, kropką lub myślnikiem (domena), </text:p>
      <text:p text:style-name="P47">4. dosłowna kropka, która oddziela domenę od jej rozszerzenia,</text:p>
      <text:p text:style-name="P47">5. co najmniej dwa znaki alfabetyczne, które reprezentują rozszerzenie domeny (np. com, org, pl itp.)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6">lp.</text:p>
          </table:table-cell>
          <table:table-cell table:style-name="Tabela4.A1" office:value-type="string">
            <text:p text:style-name="P16">Nazwa pliku (testu)</text:p>
          </table:table-cell>
          <table:table-cell table:style-name="Tabela4.A1" office:value-type="string">
            <text:p text:style-name="P16">Opis działania</text:p>
          </table:table-cell>
          <table:table-cell table:style-name="Tabela4.D1" office:value-type="string">
            <text:p text:style-name="P16"><text:s/>Uwagi:</text:p>
          </table:table-cell>
        </table:table-row>
        <table:table-row>
          <table:table-cell table:style-name="Tabela4.A2" office:value-type="float" office:value="1">
            <text:p text:style-name="P15">1</text:p>
          </table:table-cell>
          <table:table-cell table:style-name="Tabela4.B2" office:value-type="string">
            <text:p text:style-name="P6">no-sign-before@ </text:p>
          </table:table-cell>
          <table:table-cell table:style-name="Tabela4.B2" office:value-type="string">
            <text:p text:style-name="P5">test negatywny- czy jeśli przed znakiem @ nie ma przynajmniej jednego znaku, pojawia się klasa "invalide"</text:p>
            <text:p text:style-name="P6"/>
          </table:table-cell>
          <table:table-cell table:style-name="Tabela4.D2" office:value-type="string">
            <text:p text:style-name="P6"/>
          </table:table-cell>
        </table:table-row>
        <table:table-row>
          <table:table-cell table:style-name="Tabela4.A2" office:value-type="float" office:value="2">
            <text:p text:style-name="P15">2</text:p>
          </table:table-cell>
          <table:table-cell table:style-name="Tabela4.B2" office:value-type="string">
            <text:p text:style-name="P6">polish-character</text:p>
          </table:table-cell>
          <table:table-cell table:style-name="Tabela4.B2" office:value-type="string">
            <text:p text:style-name="P5">test negatywny- czy jeśli przed znakiem @ wpisano polski znak ś, ż, ł, ą, pojawia się klasa "invalide"</text:p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3">
            <text:p text:style-name="P15">3</text:p>
          </table:table-cell>
          <table:table-cell table:style-name="Tabela4.B2" office:value-type="string">
            <text:p text:style-name="P6">special-character</text:p>
          </table:table-cell>
          <table:table-cell table:style-name="Tabela4.B2" office:value-type="string">
            <text:p text:style-name="P5">test negatywny- czy jeśli wpisano znak specjalny #, <text:s/>$, &amp;, !, &gt;, ?, @, ^, *, (, pojawia się klasa "invalide"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4">
            <text:p text:style-name="P15">4</text:p>
          </table:table-cell>
          <table:table-cell table:style-name="Tabela4.B2" office:value-type="string">
            <text:p text:style-name="P6">no-dot-character</text:p>
          </table:table-cell>
          <table:table-cell table:style-name="Tabela4.B2" office:value-type="string">
            <text:p text:style-name="P5">test negatywny- czy jeżeli adres email nie zawiera znaku kropki rozdzielającej domenę od jej rozszerzenia, pojawia się klasa "invalide".</text:p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5">
            <text:p text:style-name="P15">5</text:p>
          </table:table-cell>
          <table:table-cell table:style-name="Tabela4.B2" office:value-type="string">
            <text:p text:style-name="P6">no-sign-@</text:p>
          </table:table-cell>
          <table:table-cell table:style-name="Tabela4.B2" office:value-type="string">
            <text:p text:style-name="P5">test negatywny- czy jeśli w adresie nie ma znaku @, pojawia się klasa "invalide"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6">
            <text:p text:style-name="P15">6</text:p>
          </table:table-cell>
          <table:table-cell table:style-name="Tabela4.B2" office:value-type="string">
            <text:p text:style-name="P6">no-2-sign-after-dot</text:p>
          </table:table-cell>
          <table:table-cell table:style-name="Tabela4.B2" office:value-type="string">
            <text:p text:style-name="P6"><text:span text:style-name="T16">test negatywny- czy jeśli nie ma </text:span>co najmniej dwóch znaków alfabetycznych po kropce, które reprezentują rozszerzenie domeny, <text:span text:style-name="T16">pojawia się klasa "invalide"</text:span>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7">
            <text:p text:style-name="P15">7</text:p>
          </table:table-cell>
          <table:table-cell table:style-name="Tabela4.B2" office:value-type="string">
            <text:p text:style-name="P55"><text:bookmark text:name="tw-target-text"/>no-sign-between-@-and-dot</text:p>
          </table:table-cell>
          <table:table-cell table:style-name="Tabela4.B2" office:value-type="string">
            <text:p text:style-name="P5">test negatywny- czy jeśli pomiędzy znakiem @, a kropką, nie ma przynajmniej jednego znaku, pojawia się klasa "invalide"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8">
            <text:p text:style-name="P15">8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9">
            <text:p text:style-name="P15">9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10">
            <text:p text:style-name="P15">10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11">
            <text:p text:style-name="P15">11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Testy manzuko.com. Develop</text:span><text:span text:style-name="T17"> – grupa testów sprawdzająca działanie inputa „hasło” w rejestracji </text:span></text:p>
      <text:p text:style-name="Standard">kalalog: localhost/register/registerPasswod</text:p>
      <text:p text:style-name="Standard">polecenie do uruchomienia „npm run test:registerPassword”</text:p>
      <text:p text:style-name="Standard">założenie do walidacji hasła - ciag regularny (regex):</text:p>
      <text:p text:style-name="Standard">/^(?=.*[!@#$%^&amp;*(),.?":{}|&lt;&gt;])(?=.{7,35}$)[A-Za-ząćęłńóśźżАБВГҐДЕЄЖЗИЇЙКЛМНОПРСТУФХЦЧШЩЮЯабвгґдеєжзиїйклмнопрстуфхцчшщюяі]+$/</text:p>
      <text:p text:style-name="Standard"><text:span text:style-name="Strong_20_Emphasis"><text:span text:style-name="T3">Opis wyrażenia: </text:span></text:span></text:p>
      <text:p text:style-name="P28"><text:span text:style-name="Strong_20_Emphasis"><text:span text:style-name="Source_20_Text"><text:span text:style-name="T3">1. ^</text:span></text:span></text:span><text:span text:style-name="Strong_20_Emphasis"><text:span text:style-name="T3">– oznacza początek ciągu.</text:span></text:span></text:p>
      <text:p text:style-name="Standard"><text:soft-page-break/><text:span text:style-name="Source_20_Text"><text:span text:style-name="T3">2. (?=.*[!@#$%^&amp;*(),.?":{}|&lt;&gt;])</text:span></text:span><text:span text:style-name="T3"> – jest to tzw. pozytywne dopasowanie (lookahead), które zapewnia, że w haśle musi występować przynajmniej jeden znak specjalny. Można dostosować zestaw znaków specjalnych według potrzeb.</text:span></text:p>
      <text:p text:style-name="Standard"><text:span text:style-name="Source_20_Text"><text:span text:style-name="T3">3. (?=.{7,35}$)</text:span></text:span><text:span text:style-name="T3">– kolejne pozytywne dopasowanie, które sprawdza, czy długość hasła mieści się w przedziale od 7 do 35 znaków (wliczając wszystkie znaki, które występują w haśle).</text:span></text:p>
      <text:p text:style-name="Standard"><text:span text:style-name="Source_20_Text"><text:span text:style-name="T3">4. [A-Za-ząćęłńóśźżАБВГҐДЕЄЖЗИЇЙКЛМНОПРСТУФХЦЧШЩЮЯабвгґдеєжзиїйклмнопрстуфхцчшщюяі]+ </text:span></text:span><text:span text:style-name="T3">– ta część definiuje dozwolone znaki w haśle. Umożliwia użycie:</text:span></text:p>
      <text:p text:style-name="Standard"><text:span text:style-name="T3"><text:s text:c="3"/>- Wielkich i małych liter alfabetu łacińskiego (</text:span><text:span text:style-name="Source_20_Text"><text:span text:style-name="T3">A-Za-z</text:span></text:span><text:span text:style-name="T3">).</text:span></text:p>
      <text:p text:style-name="Standard"><text:span text:style-name="T3"><text:s text:c="3"/>- Polskich znaków diakrytycznych (</text:span><text:span text:style-name="Source_20_Text"><text:span text:style-name="T3">ąćęłńóśźż</text:span></text:span><text:span text:style-name="T3">).</text:span></text:p>
      <text:p text:style-name="Standard"><text:span text:style-name="T3"><text:s text:c="3"/>- Ukraińskich liter (</text:span><text:span text:style-name="Source_20_Text"><text:span text:style-name="T3">АБВГҐДЕЄЖЗИЇЙКЛМНОПРСТУФХЦЧШЩЮЯ</text:span></text:span><text:span text:style-name="T3"> oraz ich małe odpowiedniki).</text:span></text:p>
      <text:p text:style-name="Standard"><text:span text:style-name="Source_20_Text"><text:span text:style-name="T3">$</text:span></text:span><text:span text:style-name="T3">– oznacza koniec ciągu.</text:span></text:p>
      <text:p text:style-name="P27"/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6">lp.</text:p>
          </table:table-cell>
          <table:table-cell table:style-name="Tabela5.A1" office:value-type="string">
            <text:p text:style-name="P16">Nazwa pliku (testu)</text:p>
          </table:table-cell>
          <table:table-cell table:style-name="Tabela5.A1" office:value-type="string">
            <text:p text:style-name="P16">Opis działania</text:p>
          </table:table-cell>
          <table:table-cell table:style-name="Tabela5.D1" office:value-type="string">
            <text:p text:style-name="P16"><text:s/>Uwagi:</text:p>
          </table:table-cell>
        </table:table-row>
        <table:table-row>
          <table:table-cell table:style-name="Tabela5.A2" office:value-type="float" office:value="1">
            <text:p text:style-name="P15">1</text:p>
          </table:table-cell>
          <table:table-cell table:style-name="Tabela5.B2" office:value-type="string">
            <text:p text:style-name="P31">less-7-characters</text:p>
          </table:table-cell>
          <table:table-cell table:style-name="Tabela5.B2" office:value-type="string">
            <text:p text:style-name="P5">test negatywny- czy jeśli hasło ma poniżej 7 znaków, pojawia się klassa "invalide".</text:p>
            <text:p text:style-name="P15"/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float" office:value="2">
            <text:p text:style-name="P15">2</text:p>
          </table:table-cell>
          <table:table-cell table:style-name="Tabela5.B2" office:value-type="string">
            <text:p text:style-name="P15">over-35-characters</text:p>
          </table:table-cell>
          <table:table-cell table:style-name="Tabela5.B2" office:value-type="string">
            <text:p text:style-name="P5">test negatywny- czy jeśli hasło ma więcej niż 35 znaków, pojawia się klassa "invalide"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3">
            <text:p text:style-name="P15">3</text:p>
          </table:table-cell>
          <table:table-cell table:style-name="Tabela5.B2" office:value-type="string">
            <text:p text:style-name="P6">specjal-character</text:p>
          </table:table-cell>
          <table:table-cell table:style-name="Tabela5.B2" office:value-type="string">
            <text:p text:style-name="P5">test negatywny- czy jeśli w haśle nie ma znaków specjalnych, pojawia się klassa "invalide"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4">
            <text:p text:style-name="P15">4</text:p>
          </table:table-cell>
          <table:table-cell table:style-name="Tabela5.B2" office:value-type="string">
            <text:p text:style-name="P6">hide-password</text:p>
          </table:table-cell>
          <table:table-cell table:style-name="Tabela5.B2" office:value-type="string">
            <text:p text:style-name="P5">test negatywny- czy jeśli wpiszemy hasło to typ inputa będzie „password” tzn. hasło jest ukryte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5">
            <text:p text:style-name="P15">5</text:p>
          </table:table-cell>
          <table:table-cell table:style-name="Tabela5.B2" office:value-type="string">
            <text:p text:style-name="P55"><text:bookmark text:name="tw-target-text1"/>password-requirements</text:p>
          </table:table-cell>
          <table:table-cell table:style-name="Tabela5.B2" office:value-type="string">
            <text:p text:style-name="P22">test negatywny- czy jeśli wpiszemy hasło, które nie spełnia wymagań to pojawią się widoczne wymagania: </text:p>
            <text:p text:style-name="P23"><text:span text:style-name="T16">-</text:span><text:span text:style-name="T6">Hasło musi zawierać minimum 7 znaków,</text:span></text:p>
            <text:p text:style-name="P50">-Hasło może mieć maksimum 35 znaków,</text:p>
            <text:p text:style-name="P19"><text:span text:style-name="T4">-</text:span><text:span text:style-name="Source_20_Text"><text:span text:style-name="T4">Hasło musi zawierać przynajmniej jeden znak specjalny</text:span></text:span><text:span text:style-name="T11">.</text:span></text:p>
            <text:p text:style-name="P19"><text:span text:style-name="T11">(przy naprawie wstawić (data-test: </text:span><text:span text:style-name="T5">password-requirements) ponieważ teraz trzeba chwytać po klasie)</text:span></text:p>
          </table:table-cell>
          <table:table-cell table:style-name="Tabela5.D2" office:value-type="string">
            <text:p text:style-name="P21"><text:span text:style-name="T20">(przy naprawie wstawić (data-test: </text:span><text:span text:style-name="T7">password-requirements) ponieważ teraz trzeba chwytać po klasie)</text:span></text:p>
          </table:table-cell>
        </table:table-row>
        <table:table-row>
          <table:table-cell table:style-name="Tabela5.A2" office:value-type="float" office:value="6">
            <text:p text:style-name="P15">6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7">
            <text:p text:style-name="P15">7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8">
            <text:p text:style-name="P15">8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9">
            <text:p text:style-name="P15">9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10">
            <text:p text:style-name="P15">10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11">
            <text:p text:style-name="P15">11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</table:table>
      <text:p text:style-name="Standard"/>
      <text:p text:style-name="P9"><text:span text:style-name="T15">Logowanie – grupa testów związanych z logowaniem –</text:span><text:span text:style-name="T21"> folder „login”</text:span></text:p>
      <text:p text:style-name="P39"/>
      <text:p text:style-name="Standard"><text:span text:style-name="T15">Testy manzuko.com. Develop</text:span><text:span text:style-name="T17"> – grupa testów sprawdzająca działanie logowania</text:span></text:p>
      <text:p text:style-name="Standard">kalalog: localhost/login</text:p>
      <text:p text:style-name="Standard">polecenie do uruchomienia „npm run test:login”</text:p>
      <text:p text:style-name="P27"/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6">lp.</text:p>
          </table:table-cell>
          <table:table-cell table:style-name="Tabela6.A1" office:value-type="string">
            <text:p text:style-name="P16">Nazwa pliku (testu)</text:p>
          </table:table-cell>
          <table:table-cell table:style-name="Tabela6.A1" office:value-type="string">
            <text:p text:style-name="P16">Opis działania</text:p>
          </table:table-cell>
          <table:table-cell table:style-name="Tabela6.D1" office:value-type="string">
            <text:p text:style-name="P16"><text:s/>Uwagi:</text:p>
          </table:table-cell>
        </table:table-row>
        <table:table-row>
          <table:table-cell table:style-name="Tabela6.A2" office:value-type="float" office:value="1">
            <text:p text:style-name="P15">1</text:p>
          </table:table-cell>
          <table:table-cell table:style-name="Tabela6.B2" office:value-type="string">
            <text:p text:style-name="P31">logIn</text:p>
          </table:table-cell>
          <table:table-cell table:style-name="Tabela6.B2" office:value-type="string">
            <text:p text:style-name="P17">Asercja logowania do konta: czy pola nie są puste, czy jest klasa”ng-valid”, czy jest prawidłowa wartość pola, czy statusCode jest 200, czy statusMessage jest OK. </text:p>
            <text:p text:style-name="P15"/>
          </table:table-cell>
          <table:table-cell table:style-name="Tabela6.D2" office:value-type="string">
            <text:p text:style-name="P6"/>
          </table:table-cell>
        </table:table-row>
        <table:table-row>
          <table:table-cell table:style-name="Tabela6.A2" office:value-type="float" office:value="2">
            <text:p text:style-name="P15">2</text:p>
          </table:table-cell>
          <table:table-cell table:style-name="Tabela6.B2" office:value-type="string">
            <text:p text:style-name="P15">forgot-password</text:p>
          </table:table-cell>
          <table:table-cell table:style-name="Tabela6.B2" office:value-type="string">
            <text:p text:style-name="P5">Sprawdzenie czy przycisk ”zapomniałem hasła jest widoczny.</text:p>
          </table:table-cell>
          <table:table-cell table:style-name="Tabela6.D2" office:value-type="string">
            <text:p text:style-name="P18">-W wersji developer w pliku <text:soft-page-break/>login.component.html dodałem do </text:p>
            <text:p text:style-name="P18">znacznika &lt;a&gt;, w wierszu 143, data-test=”password-recovery”</text:p>
          </table:table-cell>
        </table:table-row>
        <table:table-row>
          <table:table-cell table:style-name="Tabela6.A2" office:value-type="float" office:value="3">
            <text:p text:style-name="P15">3</text:p>
          </table:table-cell>
          <table:table-cell table:style-name="Tabela6.B2" office:value-type="string">
            <text:p text:style-name="P6">recover-password</text:p>
          </table:table-cell>
          <table:table-cell table:style-name="Tabela6.B2" office:value-type="string">
            <text:p text:style-name="P5">Sprawdzenie czy przenosi na stronę do wysłania po link resetujący hasło i czy informacja jest widoczna.</text:p>
            <text:p text:style-name="P5"/>
          </table:table-cell>
          <table:table-cell table:style-name="Tabela6.D2" office:value-type="string">
            <text:p text:style-name="P18">-W wersji developer w pliku lost-password.component.html dodałem do </text:p>
            <text:p text:style-name="P25">znacznika &lt;div&gt;, w wierszu 15, <text:span text:style-name="T16">data-test="infoResetPasswordLink</text:span></text:p>
            <text:p text:style-name="P25"/>
          </table:table-cell>
        </table:table-row>
        <table:table-row>
          <table:table-cell table:style-name="Tabela6.A2" office:value-type="float" office:value="4">
            <text:p text:style-name="P15">4</text:p>
          </table:table-cell>
          <table:table-cell table:style-name="Tabela6.B2" office:value-type="string">
            <text:p text:style-name="P6"/>
          </table:table-cell>
          <table:table-cell table:style-name="Tabela6.B2" office:value-type="string">
            <text:p text:style-name="P5"/>
          </table:table-cell>
          <table:table-cell table:style-name="Tabela6.D2" office:value-type="string">
            <text:p text:style-name="P15"/>
          </table:table-cell>
        </table:table-row>
      </table:table>
      <text:p text:style-name="Standard"/>
      <text:p text:style-name="P9"><text:span text:style-name="T15">Newsletter – grupa testów związanych z newsletterem –</text:span><text:span text:style-name="T21"> folder „newsletter”</text:span></text:p>
      <text:p text:style-name="P39"/>
      <text:p text:style-name="Standard"><text:span text:style-name="T15">Testy manzuko.com. Develop</text:span><text:span text:style-name="T17"> – grupa testów sprawdzająca działanie newslettera</text:span></text:p>
      <text:p text:style-name="Standard">kalalog: localhost/newsletter</text:p>
      <text:p text:style-name="Standard">polecenie do uruchomienia „npm run test:newsletter”</text:p>
      <text:p text:style-name="P27"/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6">lp.</text:p>
          </table:table-cell>
          <table:table-cell table:style-name="Tabela7.A1" office:value-type="string">
            <text:p text:style-name="P16">Nazwa pliku (testu)</text:p>
          </table:table-cell>
          <table:table-cell table:style-name="Tabela7.A1" office:value-type="string">
            <text:p text:style-name="P16">Opis działania</text:p>
          </table:table-cell>
          <table:table-cell table:style-name="Tabela7.D1" office:value-type="string">
            <text:p text:style-name="P16"><text:s/>Uwagi:</text:p>
          </table:table-cell>
        </table:table-row>
        <table:table-row>
          <table:table-cell table:style-name="Tabela7.A2" office:value-type="float" office:value="1">
            <text:p text:style-name="P15">1</text:p>
          </table:table-cell>
          <table:table-cell table:style-name="Tabela7.B2" office:value-type="string">
            <text:p text:style-name="P31">sign-newsletter</text:p>
          </table:table-cell>
          <table:table-cell table:style-name="Tabela7.B2" office:value-type="string">
            <text:p text:style-name="P20">sprawdza czy zapisuje adres e-mail do newslettera</text:p>
            <text:p text:style-name="P24"/>
          </table:table-cell>
          <table:table-cell table:style-name="Tabela7.D2" office:value-type="string">
            <text:p text:style-name="P6"/>
          </table:table-cell>
        </table:table-row>
        <table:table-row>
          <table:table-cell table:style-name="Tabela7.A2" office:value-type="float" office:value="2">
            <text:p text:style-name="P15">2</text:p>
          </table:table-cell>
          <table:table-cell table:style-name="Tabela7.B2" office:value-type="string">
            <text:p text:style-name="P15"/>
          </table:table-cell>
          <table:table-cell table:style-name="Tabela7.B2" office:value-type="string">
            <text:p text:style-name="P5"/>
          </table:table-cell>
          <table:table-cell table:style-name="Tabela7.D2" office:value-type="string">
            <text:p text:style-name="P15"/>
          </table:table-cell>
        </table:table-row>
        <table:table-row>
          <table:table-cell table:style-name="Tabela7.A2" office:value-type="float" office:value="3">
            <text:p text:style-name="P15">3</text:p>
          </table:table-cell>
          <table:table-cell table:style-name="Tabela7.B2" office:value-type="string">
            <text:p text:style-name="P6"/>
          </table:table-cell>
          <table:table-cell table:style-name="Tabela7.B2" office:value-type="string">
            <text:p text:style-name="P5"/>
          </table:table-cell>
          <table:table-cell table:style-name="Tabela7.D2" office:value-type="string">
            <text:p text:style-name="P15"/>
          </table:table-cell>
        </table:table-row>
        <table:table-row>
          <table:table-cell table:style-name="Tabela7.A2" office:value-type="float" office:value="4">
            <text:p text:style-name="P15">4</text:p>
          </table:table-cell>
          <table:table-cell table:style-name="Tabela7.B2" office:value-type="string">
            <text:p text:style-name="P6"/>
          </table:table-cell>
          <table:table-cell table:style-name="Tabela7.B2" office:value-type="string">
            <text:p text:style-name="P5"/>
          </table:table-cell>
          <table:table-cell table:style-name="Tabela7.D2" office:value-type="string">
            <text:p text:style-name="P15"/>
          </table:table-cell>
        </table:table-row>
      </table:table>
      <text:p text:style-name="Standard"/>
      <text:p text:style-name="P9"><text:span text:style-name="T15">Navi – grupa testów związanych z nawigacją –</text:span><text:span text:style-name="T21"> folder „navi”</text:span></text:p>
      <text:p text:style-name="P39"/>
      <text:p text:style-name="Standard"><text:span text:style-name="T15">Testy manzuko.com. Develop</text:span><text:span text:style-name="T17"> – grupa testów sprawdzająca działanie nawigacji</text:span></text:p>
      <text:p text:style-name="Standard">kalalog: localhost/navi</text:p>
      <text:p text:style-name="Standard">polecenie do uruchomienia „npm run test:navi”</text:p>
      <text:p text:style-name="P27"/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16">lp.</text:p>
          </table:table-cell>
          <table:table-cell table:style-name="Tabela8.A1" office:value-type="string">
            <text:p text:style-name="P16">Nazwa pliku (testu)</text:p>
          </table:table-cell>
          <table:table-cell table:style-name="Tabela8.A1" office:value-type="string">
            <text:p text:style-name="P16">Opis działania</text:p>
          </table:table-cell>
          <table:table-cell table:style-name="Tabela8.D1" office:value-type="string">
            <text:p text:style-name="P16"><text:s/>Uwagi:</text:p>
          </table:table-cell>
        </table:table-row>
        <table:table-row>
          <table:table-cell table:style-name="Tabela8.A2" office:value-type="float" office:value="1">
            <text:p text:style-name="P15">1</text:p>
          </table:table-cell>
          <table:table-cell table:style-name="Tabela8.B2" office:value-type="string">
            <text:p text:style-name="P31">home-page</text:p>
          </table:table-cell>
          <table:table-cell table:style-name="Tabela8.B2" office:value-type="string">
            <text:p text:style-name="P21">Sprawdza czy klikniecie w logo prowadzi do strony głównej</text:p>
          </table:table-cell>
          <table:table-cell table:style-name="Tabela8.D2" office:value-type="string">
            <text:p text:style-name="P18">-W wersji developer w pliku header.component.html dodałem do </text:p>
            <text:p text:style-name="P37"><text:span text:style-name="T22">znacznika &lt;a&gt; title=”Strona główna – </text:span><text:span text:style-name="T23">Manzuko”, </text:span><text:span text:style-name="T24">data-test="header-logo-normal"</text:span></text:p>
          </table:table-cell>
        </table:table-row>
        <table:table-row>
          <table:table-cell table:style-name="Tabela8.A2" office:value-type="float" office:value="2">
            <text:p text:style-name="P15">2</text:p>
          </table:table-cell>
          <table:table-cell table:style-name="Tabela8.B2" office:value-type="string">
            <text:p text:style-name="P15">login-page</text:p>
          </table:table-cell>
          <table:table-cell table:style-name="Tabela8.B2" office:value-type="string">
            <text:p text:style-name="P5">Sprawdza czy kliknięcie w link przenosi do strony logowania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3">
            <text:p text:style-name="P15">3</text:p>
          </table:table-cell>
          <table:table-cell table:style-name="Tabela8.B2" office:value-type="string">
            <text:p text:style-name="P6">register-page</text:p>
          </table:table-cell>
          <table:table-cell table:style-name="Tabela8.B2" office:value-type="string">
            <text:p text:style-name="P5">Sprawdza czy kliknięcie w link przenosi do strony rejestracji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4">
            <text:p text:style-name="P15">4</text:p>
          </table:table-cell>
          <table:table-cell table:style-name="Tabela8.B2" office:value-type="string">
            <text:p text:style-name="P6">favorite-go-login-page</text:p>
          </table:table-cell>
          <table:table-cell table:style-name="Tabela8.B2" office:value-type="string">
            <text:p text:style-name="P5">Sprawdza czy kliknięcie w link ulubione przenosi do strony logowania</text:p>
          </table:table-cell>
          <table:table-cell table:style-name="Tabela8.D2" office:value-type="string">
            <text:p text:style-name="P15"/>
          </table:table-cell>
        </table:table-row>
        <text:soft-page-break/>
        <table:table-row>
          <table:table-cell table:style-name="Tabela8.A2" office:value-type="float" office:value="5">
            <text:p text:style-name="P15">5</text:p>
          </table:table-cell>
          <table:table-cell table:style-name="Tabela8.B2" office:value-type="string">
            <text:p text:style-name="P6">bestsellery-page</text:p>
          </table:table-cell>
          <table:table-cell table:style-name="Tabela8.B2" office:value-type="string">
            <text:p text:style-name="P5">Sprawdza czy kliknięcie w link przenosi do strony najczęściej-kupowane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6">
            <text:p text:style-name="P15">6</text:p>
          </table:table-cell>
          <table:table-cell table:style-name="Tabela8.B2" office:value-type="string">
            <text:p text:style-name="P6">products-page</text:p>
          </table:table-cell>
          <table:table-cell table:style-name="Tabela8.B2" office:value-type="string">
            <text:p text:style-name="P5">Sprawdza czy prowadzi do sekcji opakowań po kliknięciu w "opakowania"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7">
            <text:p text:style-name="P15">7</text:p>
          </table:table-cell>
          <table:table-cell table:style-name="Tabela8.B2" office:value-type="string">
            <text:p text:style-name="P6">breadcrumbs</text:p>
          </table:table-cell>
          <table:table-cell table:style-name="Tabela8.B2" office:value-type="string">
            <text:p text:style-name="Standard"><text:span text:style-name="T14">Sprawdza czy przeniesie do strony kategorii po kliknięciu breadcrumbs</text:span>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>
            <text:p text:style-name="P15"/>
          </table:table-cell>
          <table:table-cell table:style-name="Tabela8.B2" office:value-type="string">
            <text:p text:style-name="P6">contact-page</text:p>
          </table:table-cell>
          <table:table-cell table:style-name="Tabela8.B2" office:value-type="string">
            <text:p text:style-name="P5">Sprawdza czy prowadzi do sekcji kontakt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>
            <text:p text:style-name="P15"/>
          </table:table-cell>
          <table:table-cell table:style-name="Tabela8.B2" office:value-type="string">
            <text:p text:style-name="P6"/>
          </table:table-cell>
          <table:table-cell table:style-name="Tabela8.B2" office:value-type="string">
            <text:p text:style-name="P5"/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>
            <text:p text:style-name="P15"/>
          </table:table-cell>
          <table:table-cell table:style-name="Tabela8.B2" office:value-type="string">
            <text:p text:style-name="P6"/>
          </table:table-cell>
          <table:table-cell table:style-name="Tabela8.B2" office:value-type="string">
            <text:p text:style-name="P5"/>
          </table:table-cell>
          <table:table-cell table:style-name="Tabela8.D2" office:value-type="string">
            <text:p text:style-name="P15"/>
          </table:table-cell>
        </table:table-row>
      </table:table>
      <text:p text:style-name="Standard"/>
      <text:p text:style-name="P9"><text:span text:style-name="T15">Info – grupa testów związanych z informacją–</text:span><text:span text:style-name="T21"> folder „info”</text:span></text:p>
      <text:p text:style-name="P39"/>
      <text:p text:style-name="Standard"><text:span text:style-name="T15">Testy manzuko.com. Develop</text:span><text:span text:style-name="T17"> – grupa testów sprawdzająca działanie informacji</text:span></text:p>
      <text:p text:style-name="Standard">kalalog: localhost/info</text:p>
      <text:p text:style-name="Standard">polecenie do uruchomienia „npm run test:info”</text:p>
      <text:p text:style-name="P27"/>
      <text:p text:style-name="P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16">lp.</text:p>
          </table:table-cell>
          <table:table-cell table:style-name="Tabela9.A1" office:value-type="string">
            <text:p text:style-name="P16">Nazwa pliku (testu)</text:p>
          </table:table-cell>
          <table:table-cell table:style-name="Tabela9.A1" office:value-type="string">
            <text:p text:style-name="P16">Opis działania</text:p>
          </table:table-cell>
          <table:table-cell table:style-name="Tabela9.D1" office:value-type="string">
            <text:p text:style-name="P16"><text:s/>Uwagi:</text:p>
          </table:table-cell>
        </table:table-row>
        <table:table-row>
          <table:table-cell table:style-name="Tabela9.A2" office:value-type="float" office:value="1">
            <text:p text:style-name="P15">1</text:p>
          </table:table-cell>
          <table:table-cell table:style-name="Tabela9.B2" office:value-type="string">
            <text:p text:style-name="P31">info-visible</text:p>
          </table:table-cell>
          <table:table-cell table:style-name="Tabela9.B2" office:value-type="string">
            <text:p text:style-name="P21">Sprawdza czy sekcja informacje jest widoczna na stronie</text:p>
          </table:table-cell>
          <table:table-cell table:style-name="Tabela9.D2" office:value-type="string">
            <text:p text:style-name="P34"><text:span text:style-name="T24"/></text:p>
          </table:table-cell>
        </table:table-row>
        <table:table-row>
          <table:table-cell table:style-name="Tabela9.A2" office:value-type="float" office:value="2">
            <text:p text:style-name="P15">2</text:p>
          </table:table-cell>
          <table:table-cell table:style-name="Tabela9.B2" office:value-type="string">
            <text:p text:style-name="P15">info-headlines</text:p>
          </table:table-cell>
          <table:table-cell table:style-name="Tabela9.B2" office:value-type="string">
            <text:p text:style-name="P20">Sprawdza czy sekcja informacje ma odpowiednie nagłówki</text:p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3">
            <text:p text:style-name="P15">3</text:p>
          </table:table-cell>
          <table:table-cell table:style-name="Tabela9.B2" office:value-type="string">
            <text:p text:style-name="P6">headlines-link</text:p>
          </table:table-cell>
          <table:table-cell table:style-name="Tabela9.B2" office:value-type="string">
            <text:p text:style-name="P5">Sprawdza czy wszystkie linki w sekcji „Informacje” prowadzą do właściwych adresów url</text:p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4">
            <text:p text:style-name="P15">4</text:p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5">
            <text:p text:style-name="P15">5</text:p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6">
            <text:p text:style-name="P15">6</text:p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>
            <text:p text:style-name="P15"/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>
            <text:p text:style-name="P15"/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Montserrat" svg:font-family="Montserrat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Wojtaszek</meta:initial-creator>
    <meta:creation-date>2024-08-21T10:36:57.43</meta:creation-date>
    <dc:date>2024-09-04T22:17:54.92</dc:date>
    <dc:creator>Sebastian Wojtaszek</dc:creator>
    <meta:editing-duration>P6DT17H15M3S</meta:editing-duration>
    <meta:editing-cycles>52</meta:editing-cycles>
    <meta:generator>OpenOffice/4.1.15$Win32 OpenOffice.org_project/4115m2$Build-9813</meta:generator>
    <meta:document-statistic meta:table-count="9" meta:image-count="0" meta:object-count="0" meta:page-count="7" meta:paragraph-count="299" meta:word-count="1567" meta:character-count="11813"/>
  </office:meta>
</office:document-meta>
</file>